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No_20_Spacing">
      <style:text-properties style:font-name="Arial" style:rfc-language-tag="sr-Latn-RS" fo:language="sr" fo:script="Latn" fo:country="RS" style:font-name-complex="Arial1"/>
    </style:style>
    <style:style style:name="P2" style:family="paragraph" style:parent-style-name="No_20_Spacing">
      <style:text-properties style:font-name="Arial" style:rfc-language-tag="sr-Latn-RS" fo:language="sr" fo:script="Latn" fo:country="RS" style:text-underline-style="solid" style:text-underline-width="auto" style:text-underline-color="font-color" fo:font-weight="bold" style:font-weight-asian="bold" style:font-name-complex="Arial1"/>
    </style:style>
    <style:style style:name="P3" style:family="paragraph" style:parent-style-name="No_20_Spacing">
      <style:text-properties style:font-name="Arial" style:rfc-language-tag="sr-Latn-RS" fo:language="sr" fo:script="Latn" fo:country="RS" fo:font-weight="bold" style:font-weight-asian="bold" style:font-name-complex="Arial1"/>
    </style:style>
    <style:style style:name="P4" style:family="paragraph" style:parent-style-name="No_20_Spacing">
      <style:text-properties style:font-name="Arial" style:font-name-complex="Arial1"/>
    </style:style>
    <style:style style:name="P5" style:family="paragraph" style:parent-style-name="No_20_Spacing" style:list-style-name="WWNum1"/>
    <style:style style:name="P6" style:family="paragraph" style:parent-style-name="No_20_Spacing" style:list-style-name="WWNum2"/>
    <style:style style:name="P7" style:family="paragraph" style:parent-style-name="No_20_Spacing" style:list-style-name="WWNum12"/>
    <style:style style:name="P8" style:family="paragraph" style:parent-style-name="No_20_Spacing" style:list-style-name="WWNum3"/>
    <style:style style:name="P9" style:family="paragraph" style:parent-style-name="No_20_Spacing" style:list-style-name="WWNum13"/>
    <style:style style:name="P10" style:family="paragraph" style:parent-style-name="No_20_Spacing" style:list-style-name="WWNum5"/>
    <style:style style:name="P11" style:family="paragraph" style:parent-style-name="No_20_Spacing" style:list-style-name="WWNum5">
      <style:text-properties officeooo:paragraph-rsid="0007841c"/>
    </style:style>
    <style:style style:name="P12" style:family="paragraph" style:parent-style-name="No_20_Spacing">
      <style:text-properties fo:color="#000000" loext:opacity="100%" style:rfc-language-tag="sr-Latn-RS" fo:language="sr" fo:script="Latn" fo:country="RS">
        <loext:char-complex-color loext:theme-type="dark1" loext:color-type="theme"/>
      </style:text-properties>
    </style:style>
    <style:style style:name="P13" style:family="paragraph" style:parent-style-name="No_20_Spacing">
      <style:text-properties fo:color="#000000" loext:opacity="100%" style:font-name="Arial" style:rfc-language-tag="sr-Latn-RS" fo:language="sr" fo:script="Latn" fo:country="RS" style:font-name-complex="Arial1">
        <loext:char-complex-color loext:theme-type="dark1" loext:color-type="theme"/>
      </style:text-properties>
    </style:style>
    <style:style style:name="P14" style:family="paragraph" style:parent-style-name="No_20_Spacing" style:list-style-name="WWNum6"/>
    <style:style style:name="P15" style:family="paragraph" style:parent-style-name="No_20_Spacing" style:list-style-name="WWNum7"/>
    <style:style style:name="P16" style:family="paragraph" style:parent-style-name="No_20_Spacing" style:list-style-name="WWNum8"/>
    <style:style style:name="P17" style:family="paragraph" style:parent-style-name="No_20_Spacing" style:list-style-name="WWNum8">
      <style:text-properties officeooo:paragraph-rsid="000d973b"/>
    </style:style>
    <style:style style:name="P18" style:family="paragraph" style:parent-style-name="No_20_Spacing" style:list-style-name="WWNum9"/>
    <style:style style:name="P19" style:family="paragraph" style:parent-style-name="No_20_Spacing" style:list-style-name="WWNum10"/>
    <style:style style:name="P20" style:family="paragraph" style:parent-style-name="No_20_Spacing" style:list-style-name="WWNum14"/>
    <style:style style:name="P21" style:family="paragraph" style:parent-style-name="No_20_Spacing" style:list-style-name="WWNum15"/>
    <style:style style:name="P22" style:family="paragraph" style:parent-style-name="Standard">
      <style:paragraph-properties fo:margin-top="0in" fo:margin-bottom="0in" style:contextual-spacing="false" fo:line-height="115%" fo:text-align="center" style:justify-single-word="false"/>
    </style:style>
    <style:style style:name="P23" style:family="paragraph" style:parent-style-name="Standard">
      <style:text-properties fo:color="#000000" loext:opacity="100%" style:font-name="Arial" style:rfc-language-tag="sr-Latn-RS" fo:language="sr" fo:script="Latn" fo:country="RS" style:font-name-complex="Arial1">
        <loext:char-complex-color loext:theme-type="dark1" loext:color-type="theme"/>
      </style:text-properties>
    </style:style>
    <style:style style:name="P24" style:family="paragraph" style:parent-style-name="Text_20_body" style:list-style-name="L1"/>
    <style:style style:name="P25" style:family="paragraph" style:parent-style-name="Text_20_body" style:list-style-name="L1">
      <style:text-properties officeooo:paragraph-rsid="000ffc47"/>
    </style:style>
    <style:style style:name="P26" style:family="paragraph" style:parent-style-name="Text_20_body" style:list-style-name="L2"/>
    <style:style style:name="P27" style:family="paragraph" style:parent-style-name="Text_20_body" style:list-style-name="L3"/>
    <style:style style:name="P2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fo:font-size="15pt" fo:language="sr" fo:country="RS" style:font-name-asian="Arial1" style:font-size-asian="15pt" style:font-name-complex="Arial1" style:font-size-complex="15pt"/>
    </style:style>
    <style:style style:name="T2" style:family="text">
      <style:text-properties style:font-name="Arial" fo:font-size="16pt" fo:language="sr" fo:country="RS" fo:font-weight="bold" style:font-name-asian="Arial1" style:font-size-asian="16pt" style:font-weight-asian="bold" style:font-name-complex="Arial1" style:font-size-complex="16pt"/>
    </style:style>
    <style:style style:name="T3" style:family="text">
      <style:text-properties style:font-name="Arial" fo:font-size="16pt" style:rfc-language-tag="sr-Latn-RS" fo:language="sr" fo:script="Latn" fo:country="RS" style:text-underline-style="solid" style:text-underline-width="auto" style:text-underline-color="font-color" fo:font-weight="bold" style:font-size-asian="16pt" style:font-weight-asian="bold" style:font-name-complex="Arial1" style:font-size-complex="16pt"/>
    </style:style>
    <style:style style:name="T4" style:family="text">
      <style:text-properties style:font-name="Arial" fo:font-size="16pt" style:rfc-language-tag="sr-Latn-RS" fo:language="sr" fo:script="Latn" fo:country="RS" fo:font-style="italic" style:font-size-asian="16pt" style:font-style-asian="italic" style:font-name-complex="Arial1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1" style:font-size-complex="16pt"/>
    </style:style>
    <style:style style:name="T6" style:family="text">
      <style:text-properties style:font-name="Arial" fo:font-size="14pt" fo:language="sr" fo:country="RS" style:font-name-asian="Arial1" style:font-size-asian="14pt" style:font-name-complex="Arial1" style:font-size-complex="14pt"/>
    </style:style>
    <style:style style:name="T7" style:family="text">
      <style:text-properties style:font-name="Arial" style:font-name-complex="Arial1"/>
    </style:style>
    <style:style style:name="T8" style:family="text">
      <style:text-properties style:font-name="Arial" officeooo:rsid="000c644c" style:font-name-complex="Arial1"/>
    </style:style>
    <style:style style:name="T9" style:family="text">
      <style:text-properties style:font-name="Arial" style:rfc-language-tag="sr-Latn-RS" fo:language="sr" fo:script="Latn" fo:country="RS" style:font-name-complex="Arial1"/>
    </style:style>
    <style:style style:name="T10" style:family="text">
      <style:text-properties style:font-name="Arial" style:rfc-language-tag="sr-Latn-RS" fo:language="sr" fo:script="Latn" fo:country="RS" style:text-underline-style="solid" style:text-underline-width="auto" style:text-underline-color="font-color" fo:font-weight="bold" style:font-weight-asian="bold" style:font-name-complex="Arial1"/>
    </style:style>
    <style:style style:name="T11" style:family="text">
      <style:text-properties style:font-name="Arial" style:rfc-language-tag="sr-Latn-RS" fo:language="sr" fo:script="Latn" fo:country="RS" fo:font-weight="bold" style:font-weight-asian="bold" style:font-name-complex="Arial1"/>
    </style:style>
    <style:style style:name="T12" style:family="text">
      <style:text-properties style:font-name="Arial" fo:font-weight="bold" style:font-weight-asian="bold" style:font-name-complex="Arial1"/>
    </style:style>
    <style:style style:name="T13" style:family="text">
      <style:text-properties fo:color="#434343" loext:opacity="100%" style:font-name="Arial" fo:font-size="12pt" fo:language="sr" fo:country="RS" fo:font-style="italic" style:font-name-asian="Arial1" style:font-size-asian="12pt" style:font-style-asian="italic" style:font-name-complex="Arial1" style:font-size-complex="12pt"/>
    </style:style>
    <style:style style:name="T14" style:family="text">
      <style:text-properties fo:color="#000000" loext:opacity="100%" style:font-name="Arial" fo:font-size="16pt" fo:font-weight="bold" fo:background-color="#ff0000" loext:char-shading-value="0" style:font-size-asian="16pt" style:font-weight-asian="bold" style:font-name-complex="Arial1" style:font-size-complex="16pt">
        <loext:char-complex-color loext:theme-type="dark1" loext:color-type="theme"/>
      </style:text-properties>
    </style:style>
    <style:style style:name="T15" style:family="text">
      <style:text-properties fo:color="#000000" loext:opacity="100%" style:font-name="Arial" fo:font-size="16pt" fo:background-color="#ff0000" loext:char-shading-value="0" style:font-size-asian="16pt" style:font-name-complex="Arial1" style:font-size-complex="16pt">
        <loext:char-complex-color loext:theme-type="dark1" loext:color-type="theme"/>
      </style:text-properties>
    </style:style>
    <style:style style:name="T16" style:family="text">
      <style:text-properties fo:color="#000000" loext:opacity="100%" style:font-name="Arial" fo:font-size="16pt" fo:font-style="italic" style:font-size-asian="16pt" style:font-style-asian="italic" style:font-name-complex="Arial1" style:font-size-complex="16pt">
        <loext:char-complex-color loext:theme-type="dark1" loext:color-type="theme"/>
      </style:text-properties>
    </style:style>
    <style:style style:name="T17" style:family="text">
      <style:text-properties fo:color="#000000" loext:opacity="100%" style:font-name="Arial" fo:font-size="16pt" style:rfc-language-tag="sr-Latn-RS" fo:language="sr" fo:script="Latn" fo:country="RS" fo:font-style="italic" style:font-size-asian="16pt" style:font-style-asian="italic" style:font-name-complex="Arial1" style:font-size-complex="16pt">
        <loext:char-complex-color loext:theme-type="dark1" loext:color-type="theme"/>
      </style:text-properties>
    </style:style>
    <style:style style:name="T18" style:family="text">
      <style:text-properties fo:color="#000000" loext:opacity="100%" style:font-name="Arial" fo:font-style="italic" style:text-underline-style="solid" style:text-underline-width="auto" style:text-underline-color="font-color" fo:font-weight="bold" style:font-style-asian="italic" style:font-weight-asian="bold" style:font-name-complex="Arial1">
        <loext:char-complex-color loext:theme-type="dark1" loext:color-type="theme"/>
      </style:text-properties>
    </style:style>
    <style:style style:name="T19" style:family="text">
      <style:text-properties fo:color="#000000" loext:opacity="100%" style:font-name="Arial" style:font-name-complex="Arial1">
        <loext:char-complex-color loext:theme-type="dark1" loext:color-type="theme"/>
      </style:text-properties>
    </style:style>
    <style:style style:name="T20" style:family="text">
      <style:text-properties fo:color="#000000" loext:opacity="100%" style:font-name="Arial" style:rfc-language-tag="sr-Latn-RS" fo:language="sr" fo:script="Latn" fo:country="RS" style:font-name-complex="Arial1">
        <loext:char-complex-color loext:theme-type="dark1" loext:color-type="theme"/>
      </style:text-properties>
    </style:style>
    <style:style style:name="T21" style:family="text">
      <style:text-properties fo:color="#000000" loext:opacity="100%" style:font-name="Arial" style:rfc-language-tag="sr-Latn-RS" fo:language="sr" fo:script="Latn" fo:country="RS" fo:font-weight="bold" style:font-weight-asian="bold" style:font-name-complex="Arial1">
        <loext:char-complex-color loext:theme-type="dark1" loext:color-type="theme"/>
      </style:text-properties>
    </style:style>
    <style:style style:name="T22" style:family="text">
      <style:text-properties fo:color="#000000" loext:opacity="100%" style:rfc-language-tag="sr-Latn-RS" fo:language="sr" fo:script="Latn" fo:country="RS">
        <loext:char-complex-color loext:theme-type="dark1" loext:color-type="theme"/>
      </style:text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stroke="solid" svg:stroke-width="0.0071in" svg:stroke-color="#000000" draw:stroke-linejoin="miter" svg:stroke-linecap="butt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dark1" loext:color-type="theme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 loext:marker-style-name="T1"><text:span text:style-name="T1">Projektni zadatak iz predmeta</text:span></text:p>
      <text:p text:style-name="P22" loext:marker-style-name="T2"><text:span text:style-name="T2">Tehnologije i sistemi eUprave</text:span></text:p>
      <text:p text:style-name="P22" loext:marker-style-name="T6"><text:span text:style-name="T13">Školska 2024/2025. godina</text:span></text:p>
      <text:p text:style-name="No_20_Spacing"/>
      <text:p text:style-name="No_20_Spacing"/>
      <text:p text:style-name="No_20_Spacing" loext:marker-style-name="T9"><text:span text:style-name="T7">Projektni zadatak</text:span><text:span text:style-name="T9"> se sastoji iz dva mikroservisa – MUP (Vozila) i saobraćajna policija.</text:span></text:p>
      <text:p text:style-name="P1" loext:marker-style-name="T9"/>
      <text:p text:style-name="No_20_Spacing" loext:marker-style-name="T3"><text:bookmark-start text:name="_Hlk207311612"/><text:span text:style-name="T3">MUP – Vozila</text:span></text:p>
      <text:p text:style-name="P2" loext:marker-style-name="T10"/>
      <text:p text:style-name="No_20_Spacing" loext:marker-style-name="T4"><text:span text:style-name="T4">Klase:</text:span><text:bookmark-end text:name="_Hlk207311612"/></text:p>
      <text:p text:style-name="No_20_Spacing" loext:marker-style-name="T11"><text:span text:style-name="T11">Vehicle:</text:span></text:p>
      <text:list text:style-name="WWNum1">
        <text:list-item>
          <text:p text:style-name="P5" loext:marker-style-name="T9"><text:span text:style-name="T9">Registration: string</text:span></text:p>
        </text:list-item>
        <text:list-item>
          <text:p text:style-name="P5" loext:marker-style-name="T9"><text:span text:style-name="T9">Mark: string</text:span></text:p>
        </text:list-item>
        <text:list-item>
          <text:p text:style-name="P5" loext:marker-style-name="T9"><text:span text:style-name="T9">Model: string</text:span></text:p>
        </text:list-item>
        <text:list-item>
          <text:p text:style-name="P5" loext:marker-style-name="T9"><text:span text:style-name="T9">Year: int</text:span></text:p>
        </text:list-item>
        <text:list-item>
          <text:p text:style-name="P5" loext:marker-style-name="T9"><text:span text:style-name="T9">Color: string</text:span></text:p>
        </text:list-item>
        <text:list-item>
          <text:p text:style-name="P5" loext:marker-style-name="T9"><text:span text:style-name="T9">Owner: Owner</text:span></text:p>
        </text:list-item>
        <text:list-item>
          <text:p text:style-name="P5" loext:marker-style-name="T9"><text:span text:style-name="T9">isStolen: boolean</text:span></text:p>
        </text:list-item>
      </text:list>
      <text:p text:style-name="P1" loext:marker-style-name="T9"/>
      <text:p text:style-name="No_20_Spacing" loext:marker-style-name="T11"><text:span text:style-name="T11">Owner:</text:span></text:p>
      <text:list text:style-name="WWNum2">
        <text:list-item>
          <text:p text:style-name="P6" loext:marker-style-name="T11"><text:span text:style-name="T9">JMBG: string</text:span></text:p>
        </text:list-item>
        <text:list-item>
          <text:p text:style-name="P6" loext:marker-style-name="T11"><text:span text:style-name="T9">firstName: string</text:span></text:p>
        </text:list-item>
        <text:list-item>
          <text:p text:style-name="P6" loext:marker-style-name="T11"><text:span text:style-name="T9">lastName: string</text:span></text:p>
        </text:list-item>
        <text:list-item>
          <text:p text:style-name="P6" loext:marker-style-name="T11"><text:span text:style-name="T9">address: string</text:span></text:p>
        </text:list-item>
        <text:list-item>
          <text:p text:style-name="P6" loext:marker-style-name="T11"><text:span text:style-name="T9">email: string</text:span></text:p>
        </text:list-item>
      </text:list>
      <text:p text:style-name="P3" loext:marker-style-name="T11"/>
      <text:p text:style-name="No_20_Spacing" loext:marker-style-name="T11"><text:span text:style-name="T11">OwnershipTransfer:</text:span></text:p>
      <text:list text:style-name="WWNum12">
        <text:list-item>
          <text:p text:style-name="P7" loext:marker-style-name="T11"><text:span text:style-name="T9">id: string (UUID)</text:span></text:p>
        </text:list-item>
      </text:list>
      <text:list text:style-name="WWNum3">
        <text:list-item>
          <text:p text:style-name="P8" loext:marker-style-name="T9"><text:span text:style-name="T9">vehicle: Vehicle </text:span></text:p>
        </text:list-item>
        <text:list-item>
          <text:p text:style-name="P8" loext:marker-style-name="T9"><text:span text:style-name="T9">oldOwner: Owner</text:span></text:p>
        </text:list-item>
        <text:list-item>
          <text:p text:style-name="P8" loext:marker-style-name="T9"><text:span text:style-name="T9">newOwner: Owner</text:span></text:p>
        </text:list-item>
        <text:list-item>
          <text:p text:style-name="P8" loext:marker-style-name="T9"><text:span text:style-name="T9">dateOfTransfer: Date</text:span></text:p>
        </text:list-item>
      </text:list>
      <text:p text:style-name="P1" loext:marker-style-name="T9"/>
      <text:p text:style-name="No_20_Spacing" loext:marker-style-name="T11"><text:span text:style-name="T11">DriverID:</text:span></text:p>
      <text:list xml:id="list3386224807" text:style-name="WWNum13">
        <text:list-item>
          <text:p text:style-name="P9" loext:marker-style-name="T9"><text:bookmark-start text:name="_Hlk207315385"/><text:span text:style-name="T9">Id: string (UUID)</text:span></text:p>
        </text:list-item>
        <text:list-item>
          <text:p text:style-name="P9" loext:marker-style-name="T9"><text:span text:style-name="T9">Owner: Owner</text:span></text:p>
        </text:list-item>
        <text:list-item>
          <text:p text:style-name="P9" loext:marker-style-name="T9"><text:span text:style-name="T9">isSuspended: boolean</text:span></text:p>
        </text:list-item>
        <text:list-item>
          <text:p text:style-name="P9" loext:marker-style-name="T9"><text:span text:style-name="T9">numberOfViolationPoints: int</text:span><text:bookmark-end text:name="_Hlk207315385"/></text:p>
        </text:list-item>
        <text:list-item>
          <text:p text:style-name="P9" loext:marker-style-name="T9"><text:span text:style-name="T9">picture – String</text:span></text:p>
        </text:list-item>
      </text:list>
      <text:p text:style-name="No_20_Spacing" loext:marker-style-name="T9"><text:span text:style-name="T9"/></text:p>
      <text:p text:style-name="Text_20_body" loext:marker-style-name="T9"><text:span text:style-name="Strong_20_Emphasis"><text:span text:style-name="T9"/></text:span></text:p>
      <text:p text:style-name="Text_20_body" loext:marker-style-name="T9"><text:span text:style-name="Strong_20_Emphasis"><text:span text:style-name="T9"/></text:span></text:p>
      <text:p text:style-name="Text_20_body" loext:marker-style-name="T9"><text:span text:style-name="Strong_20_Emphasis"><text:span text:style-name="T9"/></text:span></text:p>
      <text:p text:style-name="Text_20_body" loext:marker-style-name="T9"><text:span text:style-name="Strong_20_Emphasis"><text:span text:style-name="T9"/></text:span></text:p>
      <text:p text:style-name="Text_20_body" loext:marker-style-name="T9"><text:soft-page-break/><text:span text:style-name="Strong_20_Emphasis"><text:span text:style-name="T9">Administrator (Admin):</text:span></text:span></text:p>
      <text:list text:style-name="L1">
        <text:list-item>
          <text:p text:style-name="P24">id: string (UUID)</text:p>
        </text:list-item>
        <text:list-item>
          <text:p text:style-name="P25">firstName: string</text:p>
        </text:list-item>
        <text:list-item>
          <text:p text:style-name="P25">lastName: string</text:p>
        </text:list-item>
        <text:list-item>
          <text:p text:style-name="P25">email: string</text:p>
        </text:list-item>
        <text:list-item>
          <text:p text:style-name="P24">password: string (hash)</text:p>
        </text:list-item>
      </text:list>
      <text:p text:style-name="Text_20_body"><text:span text:style-name="Strong_20_Emphasis">Police:</text:span></text:p>
      <text:list text:style-name="L2">
        <text:list-item>
          <text:p text:style-name="P26">id: string (UUID)</text:p>
        </text:list-item>
        <text:list-item>
          <text:p text:style-name="P26">firstName: string</text:p>
        </text:list-item>
        <text:list-item>
          <text:p text:style-name="P26">lastName: string</text:p>
        </text:list-item>
        <text:list-item>
          <text:p text:style-name="P26">rank: string</text:p>
        </text:list-item>
      </text:list>
      <text:list text:style-name="L3">
        <text:list-header>
          <text:p text:style-name="P27"><text:span text:style-name="T14"/></text:p>
        </text:list-header>
      </text:list>
      <text:p text:style-name="No_20_Spacing" loext:marker-style-name="T16"><text:span text:style-name="T16">Nezavisne funkcije:</text:span></text:p>
      <text:list text:style-name="WWNum5">
        <text:list-item>
          <text:p text:style-name="P10" loext:marker-style-name="T19"><text:span text:style-name="T18">validateVehicle(registration)</text:span><text:span text:style-name="T19"> – provera da li vozilo postoji u evidenciji</text:span></text:p>
        </text:list-item>
        <text:list-item>
          <text:p text:style-name="P10" loext:marker-style-name="T19"><text:span text:style-name="T18">getOwnerInfo(registration)</text:span><text:span text:style-name="T19"> – vraća podatke o vlasniku vozila</text:span></text:p>
        </text:list-item>
        <text:list-item>
          <text:p text:style-name="P10" loext:marker-style-name="T19"><text:span text:style-name="T18">transferOwnership(vehicle, newOwner)</text:span><text:span text:style-name="T19"> – evidentira prenos vlasništva</text:span></text:p>
        </text:list-item>
        <text:list-item>
          <text:p text:style-name="P10" loext:marker-style-name="T19"><text:span text:style-name="T18">getVehicleByOwner(JMBG)</text:span><text:span text:style-name="T19"> – prikaz svih vozila jednog korisnika</text:span></text:p>
        </text:list-item>
        <text:list-item>
          <text:p text:style-name="P11" loext:marker-style-name="T20"><text:span text:style-name="T18">generateVehicleStats(filter)</text:span><text:span text:style-name="T19"> – statistika po tipu vozila, registraciji ili godi</text:span><text:span text:style-name="T20">štu</text:span></text:p>
        </text:list-item>
      </text:list>
      <text:p text:style-name="P12" loext:marker-style-name="T22"/>
      <text:p text:style-name="No_20_Spacing" loext:marker-style-name="T17"><text:span text:style-name="T17">Funkcije zavisne od servisa saobraćajne policije:</text:span></text:p>
      <text:p text:style-name="No_20_Spacing" loext:marker-style-name="T20"><text:span text:style-name="T21">checkUnpaidFines(JMBG)</text:span><text:span text:style-name="T20"> – proverava da li vlasnik ima neplaćene kazne pre prenosa vlasništva </text:span></text:p>
      <text:p text:style-name="No_20_Spacing" loext:marker-style-name="T20"><text:span text:style-name="T21">checkVehicleViolations(registration)</text:span><text:span text:style-name="T20"> – MUP traži listu evidentiranih prekršaja za vozilo</text:span></text:p>
      <text:p text:style-name="No_20_Spacing" loext:marker-style-name="T20"><text:span text:style-name="T21">seeViolationNotifications()</text:span><text:span text:style-name="T20"> – Saobraćajna policija obaveštava MUP kada nastane novi prekršaj.</text:span></text:p>
      <text:p text:style-name="P23" loext:marker-style-name="T20"><draw:line text:anchor-type="char" draw:z-index="0" draw:name="Straight Connector 1" draw:style-name="gr1" draw:text-style-name="P28" svg:x1="0in" svg:y1="0.1016in" svg:x2="6.5913in" svg:y2="0.102in"><text:p/></draw:line></text:p>
      <text:p text:style-name="Standard" loext:marker-style-name="T20"><text:span text:style-name="T3">Saobraćajna policija</text:span></text:p>
      <text:p text:style-name="P2" loext:marker-style-name="T10"/>
      <text:p text:style-name="No_20_Spacing" loext:marker-style-name="T4"><text:span text:style-name="T4">Klase:</text:span></text:p>
      <text:p text:style-name="No_20_Spacing" loext:marker-style-name="T11"><text:span text:style-name="T11">OwnerDTO:</text:span></text:p>
      <text:list text:style-name="WWNum6">
        <text:list-item>
          <text:p text:style-name="P14" loext:marker-style-name="T9"><text:span text:style-name="T9">JMBG: string</text:span></text:p>
        </text:list-item>
        <text:list-item>
          <text:p text:style-name="P14" loext:marker-style-name="T9"><text:span text:style-name="T9">firstName: string</text:span></text:p>
        </text:list-item>
        <text:list-item>
          <text:p text:style-name="P14" loext:marker-style-name="T9"><text:span text:style-name="T9">lastName: string</text:span></text:p>
        </text:list-item>
        <text:list-item>
          <text:p text:style-name="P14" loext:marker-style-name="T9"><text:span text:style-name="T9">email: string</text:span></text:p>
        </text:list-item>
      </text:list>
      <text:p text:style-name="P1" loext:marker-style-name="T9"/>
      <text:p text:style-name="No_20_Spacing" loext:marker-style-name="T12"><text:span text:style-name="T12">VehicleDTO:</text:span></text:p>
      <text:list text:style-name="WWNum7">
        <text:list-item>
          <text:p text:style-name="P15" loext:marker-style-name="T7"><text:span text:style-name="T7">Registration: string</text:span></text:p>
        </text:list-item>
        <text:list-item>
          <text:p text:style-name="P15" loext:marker-style-name="T7"><text:soft-page-break/><text:span text:style-name="T7">Mark: string</text:span></text:p>
        </text:list-item>
        <text:list-item>
          <text:p text:style-name="P15" loext:marker-style-name="T7"><text:span text:style-name="T7">Model: string</text:span></text:p>
        </text:list-item>
        <text:list-item>
          <text:p text:style-name="P15" loext:marker-style-name="T7"><text:span text:style-name="T7">Owner: OwnerDTO</text:span></text:p>
        </text:list-item>
        <text:list-item>
          <text:p text:style-name="P15" loext:marker-style-name="T7"><text:span text:style-name="T7">isStolen: boolean</text:span></text:p>
        </text:list-item>
      </text:list>
      <text:p text:style-name="P4" loext:marker-style-name="T7"/>
      <text:p text:style-name="No_20_Spacing" loext:marker-style-name="T12"><text:span text:style-name="T12">Violation:</text:span></text:p>
      <text:list text:style-name="WWNum8">
        <text:list-item>
          <text:p text:style-name="P16" loext:marker-style-name="T7"><text:span text:style-name="T7">Id: String (UUID)</text:span></text:p>
        </text:list-item>
        <text:list-item>
          <text:p text:style-name="P16" loext:marker-style-name="T7"><text:span text:style-name="T7">Type: string</text:span></text:p>
        </text:list-item>
        <text:list-item>
          <text:p text:style-name="P16" loext:marker-style-name="T7"><text:span text:style-name="T7">Date: date</text:span></text:p>
        </text:list-item>
        <text:list-item>
          <text:p text:style-name="P16" loext:marker-style-name="T7"><text:span text:style-name="T7">Location: string</text:span></text:p>
        </text:list-item>
        <text:list-item>
          <text:p text:style-name="P16" loext:marker-style-name="T7"><text:span text:style-name="T7">Owner: </text:span><text:span text:style-name="T8">DirverId</text:span></text:p>
        </text:list-item>
        <text:list-item>
          <text:p text:style-name="P17" loext:marker-style-name="T7"><text:span text:style-name="T7">Vehicle: VehicleDTO</text:span></text:p>
        </text:list-item>
      </text:list>
      <text:p text:style-name="P4" loext:marker-style-name="T7"/>
      <text:p text:style-name="No_20_Spacing" loext:marker-style-name="T12"><text:span text:style-name="T12">Fine:</text:span></text:p>
      <text:list text:style-name="WWNum9">
        <text:list-item>
          <text:p text:style-name="P18" loext:marker-style-name="T7"><text:span text:style-name="T7">Id: String (UUID)</text:span></text:p>
        </text:list-item>
        <text:list-item>
          <text:p text:style-name="P18" loext:marker-style-name="T9"><text:span text:style-name="T7">Amount: </text:span><text:span text:style-name="T9">double</text:span></text:p>
        </text:list-item>
        <text:list-item>
          <text:p text:style-name="P18" loext:marker-style-name="T9"><text:span text:style-name="T9">isPaid: boolean</text:span></text:p>
        </text:list-item>
        <text:list-item>
          <text:p text:style-name="P18" loext:marker-style-name="T9"><text:span text:style-name="T9">date: Date</text:span></text:p>
        </text:list-item>
        <text:list-item>
          <text:p text:style-name="P18" loext:marker-style-name="T9"><text:span text:style-name="T9">violation: Violation</text:span></text:p>
        </text:list-item>
      </text:list>
      <text:p text:style-name="P4" loext:marker-style-name="T7"/>
      <text:p text:style-name="No_20_Spacing" loext:marker-style-name="T12"><text:span text:style-name="T12">Police:</text:span></text:p>
      <text:list text:style-name="WWNum10">
        <text:list-item>
          <text:p text:style-name="P19" loext:marker-style-name="T7"><text:span text:style-name="T7">Id: String (UUID)</text:span></text:p>
        </text:list-item>
        <text:list-item>
          <text:p text:style-name="P19" loext:marker-style-name="T7"><text:span text:style-name="T7">firstName: string</text:span></text:p>
        </text:list-item>
        <text:list-item>
          <text:p text:style-name="P19" loext:marker-style-name="T7"><text:span text:style-name="T7">lastName: string</text:span></text:p>
        </text:list-item>
        <text:list-item>
          <text:p text:style-name="P19" loext:marker-style-name="T7"><text:span text:style-name="T7">rank: string</text:span></text:p>
        </text:list-item>
      </text:list>
      <text:p text:style-name="P4" loext:marker-style-name="T7"/>
      <text:p text:style-name="No_20_Spacing" loext:marker-style-name="T12"><text:span text:style-name="T12">DriverIDDTO:</text:span></text:p>
      <text:list text:continue-list="list3386224807" text:style-name="WWNum13">
        <text:list-item>
          <text:p text:style-name="P9" loext:marker-style-name="T9"><text:span text:style-name="T9">Id: string (UUID)</text:span></text:p>
        </text:list-item>
        <text:list-item>
          <text:p text:style-name="P9" loext:marker-style-name="T9"><text:span text:style-name="T9">Owner: Owner</text:span></text:p>
        </text:list-item>
        <text:list-item>
          <text:p text:style-name="P9" loext:marker-style-name="T9"><text:span text:style-name="T9">isSuspended: boolean</text:span></text:p>
        </text:list-item>
        <text:list-item>
          <text:p text:style-name="P9" loext:marker-style-name="T9"><text:span text:style-name="T9">numberOfViolationPoints: int</text:span></text:p>
        </text:list-item>
      </text:list>
      <text:p text:style-name="P4" loext:marker-style-name="T7"/>
      <text:p text:style-name="P4" loext:marker-style-name="T7"/>
      <text:p text:style-name="P4" loext:marker-style-name="T7"/>
      <text:p text:style-name="No_20_Spacing" loext:marker-style-name="T5"><text:span text:style-name="T5">Nezavisne funkcije:</text:span></text:p>
      <text:list text:style-name="WWNum14">
        <text:list-item>
          <text:p text:style-name="P20" loext:marker-style-name="T9"><text:span text:style-name="T7">calculateFine() – izra</text:span><text:span text:style-name="T9">čunava iznos kazne i kaznene poene</text:span></text:p>
        </text:list-item>
        <text:list-item>
          <text:p text:style-name="P20" loext:marker-style-name="T9"><text:span text:style-name="T9">notifyDriver(ownerId, violationId) – šalje mejl vozaču oo prekšraju</text:span></text:p>
        </text:list-item>
        <text:list-item>
          <text:p text:style-name="P20" loext:marker-style-name="T7"><text:span text:style-name="T7">generateReport(period, filter) – pravi statistiku prekršaja i kazni po periodu.</text:span></text:p>
        </text:list-item>
        <text:list-item>
          <text:p text:style-name="P20" loext:marker-style-name="T7"><text:span text:style-name="T7">assignOfficerToViolation(violationId, officerId) – dodeljuje policajca za obradu prekršaja</text:span></text:p>
        </text:list-item>
        <text:list-item>
          <text:p text:style-name="P20" loext:marker-style-name="T7"><text:span text:style-name="T7">markFineAsPaid(fineId) – menja status kazne u „plaćena“.</text:span></text:p>
        </text:list-item>
        <text:list-item>
          <text:p text:style-name="P20" loext:marker-style-name="T7"><text:span text:style-name="T7">promoteOfficer(officerId) – unapređuje policajca u viši čin</text:span></text:p>
        </text:list-item>
      </text:list>
      <text:p text:style-name="P4" loext:marker-style-name="T7"/>
      <text:p text:style-name="P4" loext:marker-style-name="T7"/>
      <text:p text:style-name="No_20_Spacing" loext:marker-style-name="T5"><text:span text:style-name="T5">Funkcije koje zavise od MUP – Vozila:</text:span></text:p>
      <text:list text:style-name="WWNum15">
        <text:list-item>
          <text:p text:style-name="P21" loext:marker-style-name="T7"><text:span text:style-name="T7">suspendLicense(driverId) – suspenduje vozačku dozvolu nakon odredjenih kaznenih poena</text:span></text:p>
        </text:list-item>
        <text:list-item>
          <text:p text:style-name="P21" loext:marker-style-name="T7"><text:soft-page-break/><text:span text:style-name="T7">fetchDriverVehicles(driverJMBG) – poziva MUP i vraća listu svih vozila koja vozač poseduje (za drugi servis).</text:span></text:p>
        </text:list-item>
        <text:list-item>
          <text:p text:style-name="P21" loext:marker-style-name="T9"><text:span text:style-name="T9">checkVehicleRegistrationStatus(registrationNumber) – proverava kod MUP-a da li je vozilo registrovano ili ukradeno </text:span></text:p>
        </text:list-item>
        <text:list-item>
          <text:p text:style-name="P21" loext:marker-style-name="T9"><text:span text:style-name="T9">updateVehicleData(registrationNumber, changes) – šalje izmene podataka o vozilu ka MUP-u</text:span></text:p>
        </text:list-item>
        <text:list-item>
          <text:p text:style-name="P21" loext:marker-style-name="T9"><text:span text:style-name="T9">verifyVehicleAndOwner(registrationNumber) – dobija validne podatke o vozilu i vlasniku od MUP-a</text:span><text:bookmark text:name="_GoBack"/></text:p>
        </text:list-item>
      </text:list>
      <text:p text:style-name="P13" loext:marker-style-name="T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Noto Sans Arabic UI" style:font-family-complex="'Noto Sans Arabic UI'" style:font-family-generic-complex="system" style:font-pitch-complex="variable" style:font-size-complex="2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Noto Sans Arabic UI" style:font-family-complex="'Noto Sans Arabic UI'" style:font-family-generic-complex="system" style:font-pitch-complex="variable" style:font-size-complex="2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style:font-name-complex="Courier New1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style:font-name-complex="Courier New1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>
      <style:text-properties style:font-name-complex="Courier New1" style:font-family-complex="'Courier New'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</meta:initial-creator>
    <meta:editing-cycles>20</meta:editing-cycles>
    <meta:creation-date>2025-08-28T18:00:00</meta:creation-date>
    <dc:date>2025-08-29T23:45:39.591157862</dc:date>
    <meta:editing-duration>PT7H9M10S</meta:editing-duration>
    <meta:generator>LibreOffice/24.2.7.2$Linux_X86_64 LibreOffice_project/420$Build-2</meta:generator>
    <meta:document-statistic meta:table-count="0" meta:image-count="0" meta:object-count="0" meta:page-count="4" meta:paragraph-count="103" meta:word-count="416" meta:character-count="2986" meta:non-whitespace-character-count="2722"/>
    <meta:user-defined meta:name="AppVersion">16.0000</meta:user-defined>
    <meta:template xlink:type="simple" xlink:actuate="onRequest" xlink:title="Normal" xlink:href=""/>
  </office:meta>
</office:document-meta>
</file>